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ConsPlusNonformat">
      <style:paragraph-properties fo:margin-left="0in" fo:margin-right="0in" fo:text-indent="0.4925in" style:auto-text-indent="false"/>
    </style:style>
    <style:style style:name="P8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ConsPlusNonformat">
      <style:paragraph-properties fo:margin-left="0in" fo:margin-right="0in" fo:text-align="center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ConsPlusNormal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 style:text-autospace="non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1">ЗАЯВЛЕНИЕ</text:p>
      <text:p text:style-name="P9"/>
      <text:p text:style-name="P16"><text:span text:style-name="T1">Прошу </text:span><text:span text:style-name="T2">снять с учета беспилотное воздушное судно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4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Учетный номер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5">Причина снятия с учета <text:s/></text:p>
            <text:p text:style-name="P2">разрушение БВС, просьба владельца БВС (нужное указать)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</table:table-row>
      </table:table>
      <text:p text:style-name="P15"/>
      <text:p text:style-name="P4"/>
      <text:p text:style-name="P9"/>
      <text:p text:style-name="P7"><text:span text:style-name="T1">Руководитель (должность) <text:s text:c="2"/>______________________ Фамилия И.О.</text:span></text:p>
      <text:p text:style-name="P10">(подпись)</text:p>
      <text:p text:style-name="P9"/>
      <text:p text:style-name="P9">«__» ____________ 20__ г.</text:p>
      <text:p text:style-name="P1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3:19:00</meta:creation-date>
    <dc:creator>Медич Светлана</dc:creator>
    <dc:date>2020-02-04T15:31:00</dc:date>
    <meta:print-date>2019-09-30T11:54:00</meta:print-date>
    <meta:editing-cycles>6</meta:editing-cycles>
    <meta:editing-duration>PT3M</meta:editing-duration>
    <meta:document-statistic meta:table-count="1" meta:image-count="0" meta:object-count="0" meta:page-count="1" meta:paragraph-count="10" meta:word-count="40" meta:character-count="318" meta:non-whitespace-character-count="283"/>
    <meta:generator>LibreOffice/6.4.3.2$Linux_X86_64 LibreOffice_project/40$Build-2</meta:generator>
  </office:meta>
</office:document-meta>
</file>